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005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5683333333333cm" style:use-optimal-column-width="true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55328060.3333321" table:style-name="ce1">
            <text:p>3955328060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1766331.4662538" table:style-name="ce1">
            <text:p>3981766331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61527610.2156901" table:style-name="ce1">
            <text:p>3961527610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62678471.2482886" table:style-name="ce1">
            <text:p>3962678471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36607039.765635" table:style-name="ce1">
            <text:p>393660704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69302771.8321776" table:style-name="ce1">
            <text:p>3969302772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8:23:43Z</dc:date>
    <meta:editing-duration>PT0S</meta:editing-duration>
  </office:meta>
</office:document-meta>
</file>